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anover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47">
            <text:p>247</text:p>
          </table:table-cell>
          <table:table-cell table:style-name="ce22" office:value-type="float" office:value="75">
            <text:p>7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03">
            <text:p>303</text:p>
          </table:table-cell>
          <table:table-cell table:style-name="ce22" office:value-type="float" office:value="125">
            <text:p>12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50">
            <text:p>350</text:p>
          </table:table-cell>
          <table:table-cell table:style-name="ce22" office:value-type="float" office:value="92">
            <text:p>9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171">
            <text:p>1171</text:p>
          </table:table-cell>
          <table:table-cell table:style-name="ce22" office:value-type="float" office:value="359">
            <text:p>35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53">
            <text:p>5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08">
            <text:p>208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28">
            <text:p>428</text:p>
          </table:table-cell>
          <table:table-cell table:style-name="ce22" office:value-type="float" office:value="124">
            <text:p>12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599">
            <text:p>1599</text:p>
          </table:table-cell>
          <table:table-cell table:style-name="ce22" office:value-type="float" office:value="483">
            <text:p>48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